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ourceCodePro-Bold" svg:font-family="SourceCodePro-Bold" style:font-pitch="variable"/>
    <style:font-face style:name="SourceCodePro-Regular1" svg:font-family="SourceCodePro-Regular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Helvetica Neue" svg:font-family="'Helvetica Neue'" style:font-family-generic="roman" style:font-pitch="variable"/>
    <style:font-face style:name="SourceCodePro-Bold1" svg:font-family="SourceCodePro-Bold" style:font-family-generic="roman" style:font-pitch="variable"/>
    <style:font-face style:name="SourceCodePro-Regular" svg:font-family="SourceCodePro-Regular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3" svg:font-family="'Ubuntu Mono'" style:font-family-generic="system" style:font-pitch="variable"/>
  </office:font-face-decls>
  <office:automatic-styles>
    <style:style style:name="Table1" style:family="table">
      <style:table-properties style:width="7.2528in" fo:break-before="auto" fo:break-aft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bold" style:font-name-asian="Ubuntu Mono3" style:font-size-asian="10pt" style:language-asian="en" style:country-asian="US" style:font-weight-asian="bold" style:font-name-complex="Ubuntu Mono3" style:font-size-complex="10pt" style:language-complex="ar" style:country-complex="SA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688f" style:font-name="Ubuntu Mono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e48e1a" style:font-name="Ubuntu Mono" fo:font-size="10pt" fo:font-weight="normal" style:font-name-asian="Ubuntu Mono3" style:font-size-asian="10pt" style:font-weight-asian="normal" style:font-name-complex="Ubuntu Mono3" style:font-size-complex="10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9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10" style:family="paragraph" style:parent-style-name="Text_20_body">
      <style:paragraph-properties fo:margin-top="0in" fo:margin-bottom="0in" loext:contextual-spacing="false" fo:line-height="100%"/>
    </style:style>
    <style:style style:name="P11" style:family="paragraph" style:parent-style-name="Text_20_body">
      <style:paragraph-properties fo:margin-left="0.5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 Mono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12" style:family="paragraph" style:parent-style-name="Text_20_body">
      <style:paragraph-properties fo:margin-left="0.5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13" style:family="paragraph" style:parent-style-name="Footnote">
      <style:paragraph-properties fo:margin-left="0.5in" fo:margin-right="0in" fo:text-indent="0in" style:auto-text-indent="false"/>
      <style:text-properties fo:color="#00688f" style:font-name="Ubuntu Mono" fo:font-size="8pt" style:font-size-asian="8pt" style:font-size-complex="8pt"/>
    </style:style>
    <style:style style:name="P14" style:family="paragraph" style:parent-style-name="Footnote">
      <style:text-properties style:font-name="Ubuntu Mono" fo:font-size="8pt" style:font-size-asian="8pt" style:font-size-complex="8pt"/>
    </style:style>
    <style:style style:name="P15" style:family="paragraph" style:parent-style-name="Standard">
      <style:text-properties style:font-name="Ubuntu2" officeooo:rsid="005081b5" officeooo:paragraph-rsid="001ed881"/>
    </style:style>
    <style:style style:name="P1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10pt" style:font-size-asian="10pt" style:font-size-complex="10pt"/>
    </style:style>
    <style:style style:name="P17" style:family="paragraph" style:parent-style-name="Standard">
      <style:text-properties style:font-name="Ubuntu Mono1" fo:font-size="10pt" officeooo:rsid="005081b5" officeooo:paragraph-rsid="001ed881" style:font-size-asian="10pt" style:font-size-complex="10pt"/>
    </style:style>
    <style:style style:name="P18" style:family="paragraph" style:parent-style-name="Standard">
      <style:text-properties style:font-name="Ubuntu Mono1" fo:font-size="10pt" officeooo:rsid="001ed881" officeooo:paragraph-rsid="001ed881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8pt" style:font-size-asian="8pt" style:font-size-complex="8pt"/>
    </style:style>
    <style:style style:name="P2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1" fo:font-size="8pt" officeooo:rsid="005081b5" style:font-size-asian="8pt" style:font-size-complex="8pt"/>
    </style:style>
    <style:style style:name="P21" style:family="paragraph" style:parent-style-name="Standard">
      <style:text-properties fo:color="#e9a533" style:font-name="Ubuntu Mono1" fo:font-size="10pt" officeooo:rsid="005081b5" officeooo:paragraph-rsid="001ed881" style:font-size-asian="10pt" style:font-size-complex="10pt"/>
    </style:style>
    <style:style style:name="P22" style:family="paragraph" style:parent-style-name="Table_20_Contents">
      <style:text-properties style:font-name="Ubuntu Mono1" fo:font-size="10pt" officeooo:rsid="001ed881" officeooo:paragraph-rsid="001ed881" style:font-size-asian="10pt" style:font-size-complex="10pt"/>
    </style:style>
    <style:style style:name="P23" style:family="paragraph" style:parent-style-name="Table_20_Contents">
      <style:text-properties style:font-name="Ubuntu2" officeooo:rsid="005081b5" officeooo:paragraph-rsid="001ed881"/>
    </style:style>
    <style:style style:name="P24" style:family="paragraph" style:parent-style-name="Table_20_Contents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font-style="normal" style:text-underline-style="none" fo:font-weight="normal" officeooo:rsid="001ed881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P25" style:family="paragraph" style:parent-style-name="Default">
      <style:text-properties style:font-name="Ubuntu2" officeooo:rsid="005081b5" officeooo:paragraph-rsid="001ed881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paragraph-rsid="001f3004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f3004" officeooo:paragraph-rsid="001f3004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 Mono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ed881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f3004"/>
    </style:style>
    <style:style style:name="P3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3" style:font-size-asian="10pt" style:language-asian="en" style:country-asian="US" style:font-weight-asian="normal" style:font-name-complex="Ubuntu Mono3" style:font-size-complex="10pt" style:language-complex="ar" style:country-complex="SA" style:font-weight-complex="normal" fo:hyphenate="true" fo:hyphenation-remain-char-count="2" fo:hyphenation-push-char-count="2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officeooo:paragraph-rsid="001f3004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style:letter-kerning="false" style:font-name-asian="Ubuntu Mono3" style:font-size-asian="10pt" style:language-asian="en" style:country-asian="US" style:font-style-asian="normal" style:font-weight-asian="normal" style:font-name-complex="Ubuntu Mono3" style:font-size-complex="10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style:letter-kerning="false" style:font-name-asian="Ubuntu Mono3" style:font-size-asian="10pt" style:language-asian="en" style:country-asian="US" style:font-style-asian="normal" style:font-name-complex="Ubuntu Mono3" style:font-size-complex="10pt" style:language-complex="ar" style:country-complex="SA" style:font-style-complex="normal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bold" style:letter-kerning="false" style:font-name-asian="Ubuntu Mono3" style:font-size-asian="10pt" style:language-asian="en" style:country-asian="US" style:font-style-asian="normal" style:font-weight-asian="bold" style:font-name-complex="Ubuntu Mono3" style:font-size-complex="10pt" style:language-complex="ar" style:country-complex="SA" style:font-style-complex="normal" style:font-weight-complex="bold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style:letter-kerning="false" style:font-name-asian="Ubuntu Mono3" style:font-size-asian="10pt" style:language-asian="en" style:country-asian="US" style:font-style-asian="normal" style:font-weight-asian="normal" style:font-name-complex="Ubuntu Mono3" style:font-size-complex="10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style:letter-kerning="false" style:font-name-asian="Ubuntu Mono3" style:font-size-asian="10pt" style:language-asian="en" style:country-asian="US" style:font-style-asian="normal" style:font-weight-asian="normal" style:font-name-complex="Ubuntu Mono3" style:font-size-complex="10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1f3004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688f" style:text-outline="false" style:text-line-through-style="none" style:text-line-through-type="none" style:text-position="0% 100%" style:font-name="Ubuntu1" fo:font-size="18pt" fo:letter-spacing="normal" fo:language="en" fo:country="US" fo:font-style="normal" style:text-underline-style="none" fo:font-weight="normal" style:letter-kerning="false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letter-spacing="normal" fo:language="en" fo:country="US" fo:font-style="normal" style:language-asian="en" style:country-asian="US" style:language-complex="ar" style:country-complex="SA"/>
    </style:style>
    <style:style style:name="T10" style:family="text">
      <style:text-properties fo:font-variant="normal" fo:text-transform="none" fo:letter-spacing="normal" fo:language="en" fo:country="US" fo:font-style="normal" officeooo:rsid="001f3004" style:language-asian="en" style:country-asian="US" style:language-complex="ar" style:country-complex="SA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507f56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638a5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f92bc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1ed881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5f92bc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638a53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507f56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e9a533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5f92bc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638a53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507f56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8pt" fo:letter-spacing="normal" fo:language="en" fo:country="US" fo:font-style="normal" style:text-underline-style="none" fo:font-weight="bold" officeooo:rsid="00507f56" style:letter-kerning="false" style:font-name-asian="Arial Unicode MS" style:font-size-asian="8pt" style:language-asian="en" style:country-asian="US" style:font-style-asian="normal" style:font-weight-asian="bold" style:font-name-complex="Arial Unicode MS" style:font-size-complex="8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25" style:family="text">
      <style:text-properties fo:color="#00688f" fo:font-size="18pt" fo:language="en" fo:country="US" style:font-size-asian="18pt" style:font-size-complex="18pt"/>
    </style:style>
    <style:style style:name="T26" style:family="text">
      <style:text-properties style:font-name="Ubuntu Mono"/>
    </style:style>
    <style:style style:name="T27" style:family="text">
      <style:text-properties style:text-outline="false" style:text-line-through-style="none" style:text-line-through-type="none" style:text-position="0% 100%" style:text-underline-style="none" fo:font-weight="normal" style:letter-kerning="false" style:font-style-asian="normal" style:font-weight-asian="normal" style:font-style-complex="normal" style:font-weight-complex="normal"/>
    </style:style>
    <style:style style:name="T28" style:family="text">
      <style:text-properties officeooo:rsid="001ed881"/>
    </style:style>
    <style:style style:name="T29" style:family="text">
      <style:text-properties fo:color="#3ef726" fo:font-weight="bold" style:font-weight-asian="bold"/>
    </style:style>
    <style:style style:name="T30" style:family="text">
      <style:text-properties fo:color="#839390" style:font-name="SourceCodePro-Regular" fo:font-size="15pt" fo:font-weight="normal" style:font-size-asian="15pt" style:font-weight-asian="normal"/>
    </style:style>
    <style:style style:name="T31" style:family="text">
      <style:text-properties fo:color="#839390" style:font-name="Ubuntu Mono1" fo:font-size="10pt" fo:font-weight="normal" style:font-size-asian="10pt" style:font-weight-asian="normal" style:font-size-complex="10pt"/>
    </style:style>
    <style:style style:name="T32" style:family="text">
      <style:text-properties fo:color="#839390" style:font-name="Ubuntu Mono1" fo:font-size="8pt" fo:font-weight="normal" style:font-size-asian="8pt" style:font-weight-asian="normal" style:font-size-complex="8pt"/>
    </style:style>
    <style:style style:name="T33" style:family="text">
      <style:text-properties fo:color="#839390" fo:font-weight="normal" style:font-weight-asian="normal"/>
    </style:style>
    <style:style style:name="T34" style:family="text">
      <style:text-properties fo:color="#7635ff" style:font-name="Ubuntu Mono1" fo:font-size="10pt" fo:font-weight="bold" style:font-size-asian="10pt" style:font-weight-asian="bold" style:font-size-complex="10pt"/>
    </style:style>
    <style:style style:name="T35" style:family="text">
      <style:text-properties fo:color="#7635ff" style:font-name="Ubuntu Mono1" fo:font-size="8pt" fo:font-weight="bold" style:font-size-asian="8pt" style:font-weight-asian="bold" style:font-size-complex="8pt"/>
    </style:style>
    <style:style style:name="T36" style:family="text">
      <style:text-properties fo:color="#7635ff" fo:font-weight="bold" style:font-weight-asian="bold"/>
    </style:style>
    <style:style style:name="T37" style:family="text">
      <style:text-properties officeooo:rsid="001f3004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9"><text:span text:style-name="T25">MySQL Client Programs</text:span></text:p>
      <text:p text:style-name="P10"><text:span text:style-name="Strong_20_Emphasis"><text:span text:style-name="T8"/></text:span></text:p>
      <text:p text:style-name="P10"><text:span text:style-name="Strong_20_Emphasis"><text:span text:style-name="T6">mysqladmin</text:span></text:span></text:p>
      <text:p text:style-name="P10"><text:span text:style-name="Strong_20_Emphasis"><text:span text:style-name="T6"/></text:span></text:p>
      <text:p text:style-name="P8"><text:span text:style-name="Strong_20_Emphasis"><text:span text:style-name="T5">Purposes</text:span></text:span></text:p>
      <text:list xml:id="list221378928035876900" text:style-name="L1">
        <text:list-item>
          <text:p text:style-name="P26">Administrative Operations</text:p>
        </text:list-item>
        <text:list-item>
          <text:p text:style-name="P26">Check server’s configuration and current status</text:p>
        </text:list-item>
        <text:list-item>
          <text:p text:style-name="P26">Create and drop databases</text:p>
        </text:list-item>
      </text:list>
      <text:p text:style-name="P4"/>
      <text:p text:style-name="P6">mysqladmin create database db_name</text:p>
      <text:p text:style-name="P6">mysqladmin drop database db_name</text:p>
      <text:p text:style-name="P6">mysqladmin extended-status</text:p>
      <text:p text:style-name="P6">mysqladmin flush-privileges</text:p>
      <text:p text:style-name="P6">mysqladmin flush-tables</text:p>
      <text:p text:style-name="P7"><text:span text:style-name="T9">mysqladmin –he</text:span><text:span text:style-name="T10">lp</text:span><text:span text:style-name="T9"><text:tab/><text:tab/><text:tab/>/* shows help info + info on which config files are used */</text:span></text:p>
      <text:p text:style-name="P6">mysqladmin kill id</text:p>
      <text:p text:style-name="P6">mysqladmin password new_password <text:s/><text:tab/>/* change password for connected user */</text:p>
      <text:p text:style-name="P6">mysqladmin processlist</text:p>
      <text:p text:style-name="P6">mysqladmin shutdown<text:tab/><text:tab/><text:tab/>/* stop the server */</text:p>
      <text:p text:style-name="P6">mysqladmin status</text:p>
      <text:p text:style-name="P6">mysqladmin variables<text:tab/><text:tab/><text:tab/>/* display server variables and values; `show variables` */</text:p>
      <text:p text:style-name="P4"/>
      <text:p text:style-name="P10"><text:span text:style-name="Strong_20_Emphasis"><text:span text:style-name="T6">mysqlcheck</text:span></text:span></text:p>
      <text:p text:style-name="P10"><text:span text:style-name="Strong_20_Emphasis"><text:span text:style-name="T6"/></text:span></text:p>
      <text:p text:style-name="P3"><text:span text:style-name="Strong_20_Emphasis"><text:span text:style-name="T3">Purposes</text:span></text:span></text:p>
      <text:list xml:id="list120206998277265" text:continue-numbering="true" text:style-name="L1">
        <text:list-item>
          <text:p text:style-name="P26">Perform table maintenance</text:p>
        </text:list-item>
        <text:list-item>
          <text:p text:style-name="P26">Check, repair, analyze tables</text:p>
        </text:list-item>
      </text:list>
      <text:p text:style-name="P3"><text:span text:style-name="Strong_20_Emphasis"><text:span text:style-name="T6"/></text:span></text:p>
      <text:p text:style-name="P3"><text:span text:style-name="Strong_20_Emphasis"><text:span text:style-name="T3">Syntax</text:span></text:span></text:p>
      <text:p text:style-name="P3"><text:span text:style-name="Strong_20_Emphasis"><text:span text:style-name="T4">mysqlcheck [options] database [table_name ...] </text:span></text:span></text:p>
      <text:p text:style-name="P3"><text:span text:style-name="Strong_20_Emphasis"><text:span text:style-name="T4">mysqlcheck [options] databases db_name …<text:tab/><text:tab/></text:span></text:span></text:p>
      <text:p text:style-name="P3"><text:span text:style-name="Strong_20_Emphasis"><text:span text:style-name="T4">mysqlcheck [options] all—databases<text:tab/><text:tab/><text:tab/>/* all tables in all databases */</text:span></text:span></text:p>
      <text:p text:style-name="P3"><text:span text:style-name="Strong_20_Emphasis"><text:span text:style-name="T4"/>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3"><text:span text:style-name="Strong_20_Emphasis"><text:span text:style-name="T24">Option</text:span></text:span></text:p>
            </table:table-cell>
            <table:table-cell table:style-name="Table1.A1" office:value-type="string">
              <text:p text:style-name="P25"><text:span text:style-name="Strong_20_Emphasis"><text:span text:style-name="T24">Sample Output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3"><text:span text:style-name="Strong_20_Emphasis"><text:span text:style-name="T13">--</text:span></text:span><text:span text:style-name="Strong_20_Emphasis"><text:span text:style-name="T15">analyze</text:span></text:span></text:p>
            <text:p text:style-name="P23"><text:span text:style-name="Strong_20_Emphasis"><text:span text:style-name="T15">[analyze the tables]</text:span></text:span></text:p>
          </table:table-cell>
          <table:table-cell table:style-name="Table1.A2" office:value-type="string">
            <text:p text:style-name="P15"><text:span text:style-name="Strong_20_Emphasis"><text:span text:style-name="T20">tsanders@thinkpad</text:span></text:span><text:span text:style-name="T31"> </text:span><text:span text:style-name="T34">~/Documents $</text:span><text:span text:style-name="T31"> mysqlcheck --analyze aircraft</text:span></text:p>
            <text:p text:style-name="P16"><text:span text:style-name="T33">aircraft.aircraft <text:s text:c="33"/>OK</text:span></text:p>
            <text:p text:style-name="P16"><text:span text:style-name="T33">aircraft.airlines <text:s text:c="33"/>OK</text:span></text:p>
            <text:p text:style-name="P16"><text:span text:style-name="T33">aircraft.countries <text:s text:c="32"/>OK</text:span></text:p>
            <text:p text:style-name="P16"><text:span text:style-name="T33">aircraft.manf <text:s text:c="37"/>OK</text:span></text:p>
            <text:p text:style-name="P15"><text:span text:style-name="T31">aircraft.test <text:s text:c="37"/>OK</text:span></text:p>
          </table:table-cell>
        </table:table-row>
        <table:table-row table:style-name="Table1.1">
          <table:table-cell table:style-name="Table1.A2" office:value-type="string">
            <text:p text:style-name="P23"><text:span text:style-name="Strong_20_Emphasis"><text:span text:style-name="T12">--</text:span></text:span><text:span text:style-name="Strong_20_Emphasis"><text:span text:style-name="T15">check</text:span></text:span></text:p>
            <text:p text:style-name="P23"><text:span text:style-name="Strong_20_Emphasis"><text:span text:style-name="T15">[check table for errors]</text:span></text:span></text:p>
          </table:table-cell>
          <table:table-cell table:style-name="Table1.A2" office:value-type="string">
            <text:p text:style-name="P15"><text:span text:style-name="Strong_20_Emphasis"><text:span text:style-name="T21">tsanders@thinkpad</text:span></text:span><text:span text:style-name="T31"> </text:span><text:span text:style-name="T34">~/Documents $</text:span><text:span text:style-name="T31"> mysqlcheck --check aircraft</text:span></text:p>
            <text:p text:style-name="P16"><text:span text:style-name="T33">aircraft.aircraft <text:s text:c="33"/>OK</text:span></text:p>
            <text:p text:style-name="P16"><text:span text:style-name="T33">aircraft.airlines <text:s text:c="33"/>OK</text:span></text:p>
            <text:p text:style-name="P16"><text:span text:style-name="T33">aircraft.countries <text:s text:c="32"/>OK</text:span></text:p>
            <text:p text:style-name="P16"><text:span text:style-name="T33">aircraft.manf <text:s text:c="37"/>OK</text:span></text:p>
            <text:p text:style-name="P15"><text:span text:style-name="T31">aircraft.test <text:s text:c="37"/>OK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<text:span text:style-name="Strong_20_Emphasis"><text:span text:style-name="T14">--</text:span></text:span><text:span text:style-name="Strong_20_Emphasis"><text:span text:style-name="T15">extended</text:span></text:span></text:p>
            <text:p text:style-name="P23"><text:span text:style-name="Strong_20_Emphasis"><text:span text:style-name="T15">[check and repair tables]</text:span></text:span></text:p>
          </table:table-cell>
          <table:table-cell table:style-name="Table1.A2" office:value-type="string">
            <text:p text:style-name="P15"><text:span text:style-name="Strong_20_Emphasis"><text:span text:style-name="T22">tsanders@thinkpad</text:span></text:span><text:span text:style-name="T31"> </text:span><text:span text:style-name="T34">~/Documents $</text:span><text:span text:style-name="T31"> mysqlcheck --check aircraft</text:span></text:p>
            <text:p text:style-name="P16"><text:span text:style-name="T33">aircraft.aircraft <text:s text:c="33"/>OK</text:span></text:p>
            <text:p text:style-name="P16"><text:span text:style-name="T33">aircraft.airlines <text:s text:c="33"/>OK</text:span></text:p>
            <text:p text:style-name="P16"><text:span text:style-name="T33">aircraft.countries <text:s text:c="32"/>OK</text:span></text:p>
            <text:p text:style-name="P16"><text:span text:style-name="T33">aircraft.manf <text:s text:c="37"/>OK</text:span></text:p>
            <text:p text:style-name="P15"><text:span text:style-name="T31">aircraft.test <text:s text:c="37"/>OK</text:span></text:p>
          </table:table-cell>
        </table:table-row>
        <table:table-row table:style-name="Table1.1">
          <table:table-cell table:style-name="Table1.A2" office:value-type="string">
            <text:p text:style-name="P23"><text:span text:style-name="Strong_20_Emphasis"><text:span text:style-name="T14">--</text:span></text:span><text:span text:style-name="Strong_20_Emphasis"><text:span text:style-name="T15">help</text:span></text:span></text:p>
            <text:p text:style-name="P23"><text:span text:style-name="Strong_20_Emphasis"><text:span text:style-name="T15">[shows help information – including which option files are read]</text:span></text:span></text:p>
          </table:table-cell>
          <table:table-cell table:style-name="Table1.A2" office:value-type="string">
            <text:p text:style-name="P15"><text:span text:style-name="Strong_20_Emphasis"><text:span text:style-name="T19">Default options are read from the following files in the given order:</text:span></text:span></text:p>
            <text:p text:style-name="P21">/etc/my.cnf /etc/mysql/my.cnf ~/.my.cnf </text:p>
          </table:table-cell>
        </table:table-row>
        <table:table-row table:style-name="Table1.1">
          <table:table-cell table:style-name="Table1.A2" office:value-type="string">
            <text:p text:style-name="P23"><text:span text:style-name="Strong_20_Emphasis"><text:span text:style-name="T14">--</text:span></text:span><text:span text:style-name="Strong_20_Emphasis"><text:span text:style-name="T15">optimize </text:span></text:span></text:p>
            <text:p text:style-name="P23"><text:span text:style-name="Strong_20_Emphasis"><text:span text:style-name="T15">[optimizes tables]</text:span></text:span></text:p>
          </table:table-cell>
          <table:table-cell table:style-name="Table1.A2" office:value-type="string">
            <text:p text:style-name="P15"><text:span text:style-name="Strong_20_Emphasis"><text:span text:style-name="T23">tsanders@thinkpad</text:span></text:span><text:span text:style-name="T32"> </text:span><text:span text:style-name="T35">~/Documents $</text:span><text:span text:style-name="T32"> mysqlcheck --optimize aircraft</text:span></text:p>
            <text:p text:style-name="P19"><text:span text:style-name="T33">aircraft.aircraft</text:span></text:p>
            <text:p text:style-name="P19"><text:span text:style-name="T33">note <text:s text:c="4"/>: Table does not support optimize, doing recreate + analyze instead</text:span></text:p>
            <text:p text:style-name="P19"><text:span text:style-name="T33">status <text:s text:c="2"/>: OK</text:span></text:p>
            <text:p text:style-name="P19"><text:span text:style-name="T33">aircraft.airlines</text:span></text:p>
            <text:p text:style-name="P19"><text:span text:style-name="T33">note <text:s text:c="4"/>: Table does not support optimize, doing recreate + analyze instead</text:span></text:p>
            <text:p text:style-name="P19"><text:span text:style-name="T33">status <text:s text:c="2"/>: OK</text:span></text:p>
            <text:p text:style-name="P19"><text:span text:style-name="T33">aircraft.countries</text:span></text:p>
            <text:p text:style-name="P19"><text:span text:style-name="T33">note <text:s text:c="4"/>: Table does not support optimize, doing recreate + analyze instead</text:span></text:p>
            <text:p text:style-name="P20"><text:span text:style-name="T33">…</text:span></text:p>
            <text:p text:style-name="P20"><text:span text:style-name="T33"/></text:p>
          </table:table-cell>
        </table:table-row>
        <table:table-row table:style-name="Table1.1">
          <table:table-cell table:style-name="Table1.A2" office:value-type="string">
            <text:p text:style-name="P18">--<text:span text:style-name="T28">repair</text:span></text:p>
            <text:p text:style-name="P24">[repair tables]</text:p>
          </table:table-cell>
          <table:table-cell table:style-name="Table1.A2" office:value-type="string">
            <text:p text:style-name="P17"><text:span text:style-name="T29">tsanders@thinkpad</text:span><text:span text:style-name="T33"> </text:span><text:span text:style-name="T36">~/Documents $</text:span><text:span text:style-name="T33"> mysqlcheck --repair flights</text:span></text:p>
            <text:p text:style-name="P16"><text:span text:style-name="T33">flights.airports_x <text:s text:c="32"/>OK</text:span></text:p>
            <text:p text:style-name="P16"><text:span text:style-name="T33">flights.dates_d</text:span></text:p>
            <text:p text:style-name="P17"><text:span text:style-name="T33">note <text:s text:c="4"/>: The storage engine for the table doesn't support repair</text:span></text:p>
            <text:p text:style-name="P17"><text:span text:style-name="T33"/></text:p>
          </table:table-cell>
        </table:table-row>
      </table:table>
      <text:p text:style-name="P30"><text:span text:style-name="Strong_20_Emphasis"><text:span text:style-name="T3"/></text:span></text:p>
      <text:p text:style-name="P30"><text:span text:style-name="Strong_20_Emphasis"><text:span text:style-name="T3">Comments</text:span></text:span></text:p>
      <text:list xml:id="list120205269194560" text:continue-numbering="true" text:style-name="L1">
        <text:list-item>
          <text:p text:style-name="P26">Tables are locked during execution</text:p>
        </text:list-item>
        <text:list-item>
          <text:p text:style-name="P26">May be time-consuming</text:p>
        </text:list-item>
        <text:list-item>
          <text:p text:style-name="P26">Can only be used while server is running (unlike <text:span text:style-name="T26">myisamchk</text:span>)</text:p>
        </text:list-item>
        <text:list-item>
          <text:p text:style-name="P26">Interface for <text:span text:style-name="T26">CHECK TABLE, REPAIR TABLE, OPTIMIZE TABLE, &amp; ANALYZE TABLE</text:span></text:p>
        </text:list-item>
        <text:list-item>
          <text:p text:style-name="P29">All storage engines do not not support all four operations</text:p>
          <text:p text:style-name="P29"/>
        </text:list-item>
      </text:list>
      <text:p text:style-name="P33"><text:span text:style-name="Strong_20_Emphasis"><text:span text:style-name="T6">mysql</text:span></text:span><text:span text:style-name="Strong_20_Emphasis"><text:span text:style-name="T7">dump</text:span></text:span></text:p>
      <text:p text:style-name="P33"><text:span text:style-name="Strong_20_Emphasis"><text:span text:style-name="T6"/></text:span></text:p>
      <text:p text:style-name="P31"><text:span text:style-name="Strong_20_Emphasis"><text:span text:style-name="T3">Purposes</text:span></text:span></text:p>
      <text:list xml:id="list120205802369544" text:continue-numbering="true" text:style-name="L1">
        <text:list-item>
          <text:p text:style-name="P27"><text:span text:style-name="T37">Backs a table by generating the SQL statements necessary to recreate a database.</text:span></text:p>
        </text:list-item>
        <text:list-item>
          <text:p text:style-name="P28">It can dump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ourceCodePro-Bold" svg:font-family="SourceCodePro-Bold" style:font-pitch="variable"/>
    <style:font-face style:name="SourceCodePro-Regular1" svg:font-family="SourceCodePro-Regular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Helvetica Neue" svg:font-family="'Helvetica Neue'" style:font-family-generic="roman" style:font-pitch="variable"/>
    <style:font-face style:name="SourceCodePro-Bold1" svg:font-family="SourceCodePro-Bold" style:font-family-generic="roman" style:font-pitch="variable"/>
    <style:font-face style:name="SourceCodePro-Regular" svg:font-family="SourceCodePro-Regular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3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default-outline-level="" style:class="chapter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class="chapter"/>
    <style:style style:name="Body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" style:family="paragraph" style:default-outline-level="">
      <style:graphic-properties draw:fill="solid" draw:fill-color="#ffffff"/>
      <style:paragraph-properties fo:margin-left="-0.0201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2" fo:font-family="'Ubuntu Mono'" style:font-style-name="Regular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ocuments/mysql/certification/mysql_client_program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6M23S</meta:editing-duration>
    <meta:editing-cycles>11</meta:editing-cycles>
    <meta:generator>LibreOffice/5.0.0.5$MacOSX_X86_64 LibreOffice_project/1b1a90865e348b492231e1c451437d7a15bb262b</meta:generator>
    <meta:creation-date>2018-07-29T04:19:00.704798093</meta:creation-date>
    <dc:date>2018-07-29T12:02:04.706387419</dc:date>
    <dc:creator>Tim Sanders</dc:creator>
    <meta:document-statistic meta:table-count="1" meta:image-count="1" meta:object-count="0" meta:page-count="2" meta:paragraph-count="86" meta:word-count="363" meta:character-count="3176" meta:non-whitespace-character-count="2338"/>
  </office:meta>
</office:document-meta>
</file>